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0.51pt solid #000000" fo:border-left="none" fo:border-right="none" fo:border-top="none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110"/>
    <style:style style:name="ce11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/>
    <style:style style:name="ce2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0" table:number-columns-repeated="2"/>
          <table:table-cell table:style-name="ce14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5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Step</text:p>
          </table:table-cell>
          <table:table-cell table:style-name="ce12" office:value-type="string" calcext:value-type="string">
            <text:p>Total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" table:formula="of:=['1. Regression Testing'.$H$3]" office:value-type="time" office:time-value="PT11H30M00S" calcext:value-type="time">
            <text:p>11:30</text:p>
          </table:table-cell>
          <table:table-cell table:style-name="ce13" table:formula="of:=['1. Regression Testing'.$J$3]" office:value-type="time" office:time-value="PT11H30M00S" calcext:value-type="time">
            <text:p>11:30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" table:formula="of:=['2. Preparation'.$H$3]" office:value-type="time" office:time-value="PT01H45M00S" calcext:value-type="time">
            <text:p>01:45</text:p>
          </table:table-cell>
          <table:table-cell table:style-name="ce13" table:formula="of:=['2. Preparation'.$J$3]" office:value-type="time" office:time-value="PT13H15M00S" calcext:value-type="time">
            <text:p>13:1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" table:formula="of:=['3. Final Testing'.$H$3]" office:value-type="time" office:time-value="PT01H30M00S" calcext:value-type="time">
            <text:p>01:30</text:p>
          </table:table-cell>
          <table:table-cell table:style-name="ce13" table:formula="of:=['3. Final Testing'.$J$3]" office:value-type="time" office:time-value="PT14H45M00S" calcext:value-type="time">
            <text:p>14:4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" table:formula="of:=['4. Build'.$H$3]" office:value-type="time" office:time-value="PT00H40M00S" calcext:value-type="time">
            <text:p>00:40</text:p>
          </table:table-cell>
          <table:table-cell table:style-name="ce13" table:formula="of:=['4. Build'.$J$3]" office:value-type="time" office:time-value="PT15H25M00S" calcext:value-type="time">
            <text:p>15:2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" table:formula="of:=['5. Installation Testing'.$H$3]" office:value-type="time" office:time-value="PT00H40M00S" calcext:value-type="time">
            <text:p>00:40</text:p>
          </table:table-cell>
          <table:table-cell table:style-name="ce13" table:formula="of:=['5. Installation Testing'.$J$3]" office:value-type="time" office:time-value="PT16H05M00S" calcext:value-type="time">
            <text:p>16:0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" table:formula="of:=['5. Installation Testing'.$H$3]" office:value-type="time" office:time-value="PT00H40M00S" calcext:value-type="time">
            <text:p>00:40</text:p>
          </table:table-cell>
          <table:table-cell table:style-name="ce13" table:formula="of:=['5. Installation Testing'.$J$3]" office:value-type="time" office:time-value="PT16H05M00S" calcext:value-type="time">
            <text:p>16:0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" table:formula="of:=['7. Upload'.$H$3]" office:value-type="time" office:time-value="PT01H00M00S" calcext:value-type="time">
            <text:p>01:00</text:p>
          </table:table-cell>
          <table:table-cell table:style-name="ce13" table:formula="of:=['7. Upload'.$J$3]" office:value-type="time" office:time-value="PT17H05M00S" calcext:value-type="time">
            <text:p>17:05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" table:formula="of:=['8. Finalization'.$H$3]" office:value-type="time" office:time-value="PT02H10M00S" calcext:value-type="time">
            <text:p>02:10</text:p>
          </table:table-cell>
          <table:table-cell table:style-name="ce13" table:formula="of:=['8. Finalization'.$J$3]" office:value-type="time" office:time-value="PT18H55M00S" calcext:value-type="time">
            <text:p>18:55</text:p>
          </table:table-cell>
          <table:table-cell table:style-name="ce14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0" table:number-columns-repeated="2"/>
          <table:table-cell table:style-name="ce14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5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9" table:number-columns-repeated="2"/>
          <table:table-cell table:style-name="ce16" office:value-type="string" calcext:value-type="string">
            <text:p>YAT</text:p>
          </table:table-cell>
          <table:table-cell table:style-name="ce16" office:value-type="string" calcext:value-type="string">
            <text:p>MKY</text:p>
          </table:table-cell>
          <table:table-cell table:style-name="ce16" office:value-type="string" calcext:value-type="string">
            <text:p>ALAZ</text:p>
          </table:table-cell>
          <table:table-cell table:style-name="ce16" office:value-type="string" calcext:value-type="string">
            <text:p>NUnit</text:p>
          </table:table-cell>
          <table:table-cell table:style-name="ce16" office:value-type="string" calcext:value-type="string">
            <text:p>netrtfwr.</text:p>
          </table:table-cell>
          <table:table-cell table:style-name="ce21"/>
          <table:table-cell table:style-name="ce16" office:value-type="string" calcext:value-type="string">
            <text:p>LU.xml</text:p>
          </table:table-cell>
          <table:table-cell table:style-name="ce16" office:value-type="string" calcext:value-type="string">
            <text:p>.yat</text:p>
          </table:table-cell>
          <table:table-cell table:style-name="ce16" office:value-type="string" calcext:value-type="string">
            <text:p>.yaw</text:p>
          </table:table-cell>
          <table:table-cell table:style-name="ce21"/>
          <table:table-cell table:style-name="ce16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17" calcext:value-type="date">
            <text:p>2016-09-1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7" office:value-type="string" calcext:value-type="string">
            <text:p>1.99.51</text:p>
          </table:table-cell>
          <table:table-cell table:style-name="ce18" office:value-type="string" calcext:value-type="string">
            <text:p>1.0.16</text:p>
          </table:table-cell>
          <table:table-cell table:style-name="ce18" office:value-type="string" calcext:value-type="string">
            <text:p>3.5.13</text:p>
          </table:table-cell>
          <table:table-cell table:style-name="ce18" office:value-type="string" calcext:value-type="string">
            <text:p>1.0.13</text:p>
          </table:table-cell>
          <table:table-cell table:style-name="ce18" office:value-type="string" calcext:value-type="string">
            <text:p>0.9.14</text:p>
          </table:table-cell>
          <table:table-cell table:style-name="ce22"/>
          <table:table-cell table:number-columns-repeated="2" table:style-name="ce17" office:value-type="string" calcext:value-type="string">
            <text:p>1.5.0</text:p>
          </table:table-cell>
          <table:table-cell table:style-name="ce17" office:value-type="string" calcext:value-type="string">
            <text:p>1.2.1</text:p>
          </table:table-cell>
          <table:table-cell table:style-name="ce22"/>
          <table:table-cell table:style-name="ce17"/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16" calcext:value-type="date">
            <text:p>2016-09-16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7" office:value-type="string" calcext:value-type="string">
            <text:p>1.99.50</text:p>
          </table:table-cell>
          <table:table-cell table:style-name="ce18" office:value-type="string" calcext:value-type="string">
            <text:p>1.0.15</text:p>
          </table:table-cell>
          <table:table-cell table:style-name="ce18" office:value-type="string" calcext:value-type="string">
            <text:p>3.5.12</text:p>
          </table:table-cell>
          <table:table-cell table:style-name="ce18" office:value-type="string" calcext:value-type="string">
            <text:p>1.0.12</text:p>
          </table:table-cell>
          <table:table-cell table:style-name="ce18" office:value-type="string" calcext:value-type="string">
            <text:p>0.9.13</text:p>
          </table:table-cell>
          <table:table-cell table:style-name="ce22"/>
          <table:table-cell table:number-columns-repeated="2" table:style-name="ce17" office:value-type="string" calcext:value-type="string">
            <text:p>1.5.0</text:p>
          </table:table-cell>
          <table:table-cell table:style-name="ce17" office:value-type="string" calcext:value-type="string">
            <text:p>1.2.1</text:p>
          </table:table-cell>
          <table:table-cell table:style-name="ce22"/>
          <table:table-cell table:style-name="ce17" office:value-type="string" calcext:value-type="string">
            <text:p>115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13" calcext:value-type="date">
            <text:p>2015-06-13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7" office:value-type="string" calcext:value-type="string">
            <text:p>1.99.34</text:p>
          </table:table-cell>
          <table:table-cell table:style-name="ce18" office:value-type="string" calcext:value-type="string">
            <text:p>1.0.13</text:p>
          </table:table-cell>
          <table:table-cell table:style-name="ce18" office:value-type="string" calcext:value-type="string">
            <text:p>3.5.11</text:p>
          </table:table-cell>
          <table:table-cell table:style-name="ce18" office:value-type="string" calcext:value-type="string">
            <text:p>1.0.10</text:p>
          </table:table-cell>
          <table:table-cell table:style-name="ce18"/>
          <table:table-cell table:style-name="ce22"/>
          <table:table-cell table:number-columns-repeated="2" table:style-name="ce17" office:value-type="string" calcext:value-type="string">
            <text:p>1.4.1</text:p>
          </table:table-cell>
          <table:table-cell table:style-name="ce23" office:value-type="string" calcext:value-type="string">
            <text:p>1.2.0</text:p>
          </table:table-cell>
          <table:table-cell table:style-name="ce22"/>
          <table:table-cell table:style-name="ce17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07" calcext:value-type="date">
            <text:p>2015-06-0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7" office:value-type="string" calcext:value-type="string">
            <text:p>1.99.33</text:p>
          </table:table-cell>
          <table:table-cell table:style-name="ce18" office:value-type="string" calcext:value-type="string">
            <text:p>1.0.12</text:p>
          </table:table-cell>
          <table:table-cell table:style-name="ce18" office:value-type="string" calcext:value-type="string">
            <text:p>3.5.10</text:p>
          </table:table-cell>
          <table:table-cell table:style-name="ce18" office:value-type="string" calcext:value-type="string">
            <text:p>1.0.9</text:p>
          </table:table-cell>
          <table:table-cell table:style-name="ce18"/>
          <table:table-cell table:style-name="ce22"/>
          <table:table-cell table:number-columns-repeated="2" table:style-name="ce23" office:value-type="string" calcext:value-type="string">
            <text:p>1.4.0</text:p>
          </table:table-cell>
          <table:table-cell table:style-name="ce23" office:value-type="string" calcext:value-type="string">
            <text:p>1.2.0</text:p>
          </table:table-cell>
          <table:table-cell table:style-name="ce22"/>
          <table:table-cell table:style-name="ce17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01" calcext:value-type="date">
            <text:p>2015-06-0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7" office:value-type="string" calcext:value-type="string">
            <text:p>1.99.32</text:p>
          </table:table-cell>
          <table:table-cell table:style-name="ce18" office:value-type="string" calcext:value-type="string">
            <text:p>1.0.11</text:p>
          </table:table-cell>
          <table:table-cell table:style-name="ce18" office:value-type="string" calcext:value-type="string">
            <text:p>3.5.9</text:p>
          </table:table-cell>
          <table:table-cell table:style-name="ce18" office:value-type="string" calcext:value-type="string">
            <text:p>1.0.8</text:p>
          </table:table-cell>
          <table:table-cell table:style-name="ce18"/>
          <table:table-cell table:style-name="ce22"/>
          <table:table-cell table:number-columns-repeated="2" table:style-name="ce17" office:value-type="string" calcext:value-type="string">
            <text:p>1.4.0</text:p>
          </table:table-cell>
          <table:table-cell table:style-name="ce17" office:value-type="string" calcext:value-type="string">
            <text:p>1.2.0</text:p>
          </table:table-cell>
          <table:table-cell table:style-name="ce22"/>
          <table:table-cell table:style-name="ce17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 calcext:value-type="date">
            <text:p>2013-02-02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7" office:value-type="string" calcext:value-type="string">
            <text:p>1.99.30</text:p>
          </table:table-cell>
          <table:table-cell table:style-name="ce18" office:value-type="string" calcext:value-type="string">
            <text:p>1.0.9</text:p>
          </table:table-cell>
          <table:table-cell table:style-name="ce18" office:value-type="string" calcext:value-type="string">
            <text:p>3.5.7</text:p>
          </table:table-cell>
          <table:table-cell table:style-name="ce18" office:value-type="string" calcext:value-type="string">
            <text:p>1.0.6</text:p>
          </table:table-cell>
          <table:table-cell table:style-name="ce18"/>
          <table:table-cell table:style-name="ce22"/>
          <table:table-cell table:number-columns-repeated="2" table:style-name="ce18" office:value-type="string" calcext:value-type="string">
            <text:p>1.3.1</text:p>
          </table:table-cell>
          <table:table-cell table:style-name="ce18" office:value-type="string" calcext:value-type="string">
            <text:p>1.1.1</text:p>
          </table:table-cell>
          <table:table-cell table:style-name="ce22"/>
          <table:table-cell table:style-name="ce17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1-12-05" calcext:value-type="date">
            <text:p>2011-12-0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" office:value-type="string" calcext:value-type="string">
            <text:p>1.99.28</text:p>
          </table:table-cell>
          <table:table-cell table:style-name="ce18" office:value-type="string" calcext:value-type="string">
            <text:p>1.0.7</text:p>
          </table:table-cell>
          <table:table-cell table:style-name="ce18" office:value-type="string" calcext:value-type="string">
            <text:p>3.5.5</text:p>
          </table:table-cell>
          <table:table-cell table:style-name="ce18" office:value-type="string" calcext:value-type="string">
            <text:p>1.0.4</text:p>
          </table:table-cell>
          <table:table-cell table:style-name="ce18"/>
          <table:table-cell table:style-name="ce22"/>
          <table:table-cell table:number-columns-repeated="2" table:style-name="ce18" office:value-type="string" calcext:value-type="string">
            <text:p>1.3.0</text:p>
          </table:table-cell>
          <table:table-cell table:style-name="ce18" office:value-type="string" calcext:value-type="string">
            <text:p>1.1.0</text:p>
          </table:table-cell>
          <table:table-cell table:style-name="ce22"/>
          <table:table-cell table:style-name="ce18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5" office:value-type="date" office:date-value="2011-04-25" calcext:value-type="date">
            <text:p>2011-04-2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" office:value-type="string" calcext:value-type="string">
            <text:p>1.99.26</text:p>
          </table:table-cell>
          <table:table-cell table:style-name="ce18" office:value-type="string" calcext:value-type="string">
            <text:p>1.0.5</text:p>
          </table:table-cell>
          <table:table-cell table:style-name="ce18" office:value-type="string" calcext:value-type="string">
            <text:p>3.5.3</text:p>
          </table:table-cell>
          <table:table-cell table:style-name="ce18" office:value-type="string" calcext:value-type="string">
            <text:p>1.0.2</text:p>
          </table:table-cell>
          <table:table-cell table:style-name="ce18"/>
          <table:table-cell/>
          <table:table-cell table:style-name="ce23" office:value-type="string" calcext:value-type="string">
            <text:p>1.2.4</text:p>
          </table:table-cell>
          <table:table-cell table:style-name="ce23" office:value-type="string" calcext:value-type="string">
            <text:p>1.2.9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28" calcext:value-type="date">
            <text:p>2010-11-28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" office:value-type="string" calcext:value-type="string">
            <text:p>1.99.25</text:p>
          </table:table-cell>
          <table:table-cell table:style-name="ce18" office:value-type="string" calcext:value-type="string">
            <text:p>1.0.4</text:p>
          </table:table-cell>
          <table:table-cell table:style-name="ce18" office:value-type="string" calcext:value-type="string">
            <text:p>3.5.2</text:p>
          </table:table-cell>
          <table:table-cell table:style-name="ce18" office:value-type="string" calcext:value-type="string">
            <text:p>1.0.1</text:p>
          </table:table-cell>
          <table:table-cell table:style-name="ce18"/>
          <table:table-cell/>
          <table:table-cell table:style-name="ce23" office:value-type="string" calcext:value-type="string">
            <text:p>1.2.4</text:p>
          </table:table-cell>
          <table:table-cell table:style-name="ce18" office:value-type="string" calcext:value-type="string">
            <text:p>1.2.9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11" calcext:value-type="date">
            <text:p>2010-11-1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" office:value-type="string" calcext:value-type="string">
            <text:p>1.99.24</text:p>
          </table:table-cell>
          <table:table-cell table:style-name="ce18" office:value-type="string" calcext:value-type="string">
            <text:p>1.0.4</text:p>
          </table:table-cell>
          <table:table-cell table:style-name="ce18" office:value-type="string" calcext:value-type="string">
            <text:p>3.5.2</text:p>
          </table:table-cell>
          <table:table-cell table:style-name="ce18" office:value-type="string" calcext:value-type="string">
            <text:p>1.0.1</text:p>
          </table:table-cell>
          <table:table-cell table:style-name="ce18"/>
          <table:table-cell/>
          <table:table-cell table:style-name="ce23" office:value-type="string" calcext:value-type="string">
            <text:p>1.2.4</text:p>
          </table:table-cell>
          <table:table-cell table:style-name="ce18" office:value-type="string" calcext:value-type="string">
            <text:p>1.2.8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10" calcext:value-type="date">
            <text:p>2009-09-1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" office:value-type="string" calcext:value-type="string">
            <text:p>1.99.23</text:p>
          </table:table-cell>
          <table:table-cell table:style-name="ce18" office:value-type="string" calcext:value-type="string">
            <text:p>1.0.1</text:p>
          </table:table-cell>
          <table:table-cell table:style-name="ce18" office:value-type="string" calcext:value-type="string">
            <text:p>3.5.0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1.2.4</text:p>
          </table:table-cell>
          <table:table-cell table:style-name="ce18" office:value-type="string" calcext:value-type="string">
            <text:p>1.2.7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08" calcext:value-type="date">
            <text:p>2009-09-08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" office:value-type="string" calcext:value-type="string">
            <text:p>1.99.22</text:p>
          </table:table-cell>
          <table:table-cell table:style-name="ce18" office:value-type="string" calcext:value-type="string">
            <text:p>1.0.1</text:p>
          </table:table-cell>
          <table:table-cell table:style-name="ce18" office:value-type="string" calcext:value-type="string">
            <text:p>3.5.0</text:p>
          </table:table-cell>
          <table:table-cell table:style-name="ce14" table:number-columns-repeated="2"/>
          <table:table-cell/>
          <table:table-cell table:style-name="ce23" office:value-type="string" calcext:value-type="string">
            <text:p>1.2.3</text:p>
          </table:table-cell>
          <table:table-cell table:style-name="ce18" office:value-type="string" calcext:value-type="string">
            <text:p>1.2.6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7-18" calcext:value-type="date">
            <text:p>2008-07-18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" office:value-type="string" calcext:value-type="string">
            <text:p>1.99.20</text:p>
          </table:table-cell>
          <table:table-cell table:style-name="ce18" office:value-type="string" calcext:value-type="string">
            <text:p>1.0.0</text:p>
          </table:table-cell>
          <table:table-cell table:style-name="ce18" office:value-type="string" calcext:value-type="string">
            <text:p>1.2.0</text:p>
          </table:table-cell>
          <table:table-cell table:style-name="ce14" table:number-columns-repeated="2"/>
          <table:table-cell/>
          <table:table-cell table:style-name="ce18" office:value-type="string" calcext:value-type="string">
            <text:p>1.2.3</text:p>
          </table:table-cell>
          <table:table-cell table:style-name="ce18" office:value-type="string" calcext:value-type="string">
            <text:p>1.2.5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4-01" calcext:value-type="date">
            <text:p>2008-04-0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" office:value-type="string" calcext:value-type="string">
            <text:p>1.99.19</text:p>
          </table:table-cell>
          <table:table-cell table:style-name="ce14" table:number-columns-repeated="4"/>
          <table:table-cell/>
          <table:table-cell table:style-name="ce23" office:value-type="string" calcext:value-type="string">
            <text:p>1.2.2</text:p>
          </table:table-cell>
          <table:table-cell table:style-name="ce18" office:value-type="string" calcext:value-type="string">
            <text:p>1.2.4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3-17" calcext:value-type="date">
            <text:p>2008-03-1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" office:value-type="string" calcext:value-type="string">
            <text:p>1.99.18</text:p>
          </table:table-cell>
          <table:table-cell table:style-name="ce14" table:number-columns-repeated="4"/>
          <table:table-cell/>
          <table:table-cell table:style-name="ce23" office:value-type="string" calcext:value-type="string">
            <text:p>1.2.2</text:p>
          </table:table-cell>
          <table:table-cell table:style-name="ce18" office:value-type="string" calcext:value-type="string">
            <text:p>1.2.3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2-11" calcext:value-type="date">
            <text:p>2008-02-1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" office:value-type="string" calcext:value-type="string">
            <text:p>1.99.17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2.2</text:p>
          </table:table-cell>
          <table:table-cell table:style-name="ce23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8-30" calcext:value-type="date">
            <text:p>2007-08-3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" office:value-type="string" calcext:value-type="string">
            <text:p>1.99.13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2.1</text:p>
          </table:table-cell>
          <table:table-cell table:style-name="ce18" office:value-type="string" calcext:value-type="string">
            <text:p>1.0.0</text:p>
          </table:table-cell>
          <table:table-cell/>
          <table:table-cell table:style-name="ce18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4-15" calcext:value-type="date">
            <text:p>2007-04-1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" office:value-type="string" calcext:value-type="string">
            <text:p>1.99.12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2.0</text:p>
          </table:table-cell>
          <table:table-cell table:number-columns-repeated="2"/>
          <table:table-cell table:style-name="ce18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2-25" calcext:value-type="date">
            <text:p>2007-02-25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" office:value-type="string" calcext:value-type="string">
            <text:p>1.99.8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1.2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2-07" calcext:value-type="date">
            <text:p>2007-02-07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" office:value-type="string" calcext:value-type="string">
            <text:p>1.99.3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1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1-23" calcext:value-type="date">
            <text:p>2007-01-23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" office:value-type="string" calcext:value-type="string">
            <text:p>1.99.0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1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1" calcext:value-type="date">
            <text:p>2003-10-31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" office:value-type="string" calcext:value-type="string">
            <text:p>1.0.2</text:p>
          </table:table-cell>
          <table:table-cell table:style-name="ce14" table:number-columns-repeated="4"/>
          <table:table-cell/>
          <table:table-cell table:number-columns-repeated="2" table:style-name="ce23" office:value-type="string" calcext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0" calcext:value-type="date">
            <text:p>2003-10-30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" office:value-type="string" calcext:value-type="string">
            <text:p>1.0.1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14" calcext:value-type="date">
            <text:p>2003-10-14</text:p>
          </table:table-cell>
          <table:table-cell table:style-name="ce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" office:value-type="string" calcext:value-type="string">
            <text:p>1.0.0</text:p>
          </table:table-cell>
          <table:table-cell table:style-name="ce14" table:number-columns-repeated="4"/>
          <table:table-cell/>
          <table:table-cell table:number-columns-repeated="2" table:style-name="ce18" office:value-type="string" calcext:value-type="string">
            <text:p>1.0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0" table:number-columns-repeated="2"/>
          <table:table-cell table:style-name="ce14" table:number-columns-repeated="5"/>
          <table:table-cell table:number-columns-repeated="1009"/>
        </table:table-row>
        <table:table-row table:style-name="ro1" table:number-rows-repeated="9830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 calcext:value-type="float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Regress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0])" office:value-type="time" office:time-value="PT11H30M00S" calcext:value-type="time">
            <text:p>11:30</text:p>
          </table:table-cell>
          <table:table-cell table:style-name="ce47" table:formula="of:=['0. Overview'.$J$3]" office:value-type="time" office:time-value="PT00H00M00S" calcext:value-type="time">
            <text:p>00:00</text:p>
          </table:table-cell>
          <table:table-cell table:style-name="ce53" table:formula="of:=MAX([.I4:.I65530])" office:value-type="time" office:time-value="PT11H30M00S" calcext:value-type="time">
            <text:p>11:30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coding style check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4])+[.G5]" office:value-type="time" office:time-value="PT01H00M00S" calcext:value-type="time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1.1.1." calcext:value-type="string">
            <text:p>1.1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ssembly checks</text:p>
          </table:table-cell>
          <table:table-cell table:style-name="ce37"/>
          <table:table-cell table:style-name="ce49" office:value-type="time" office:time-value="PT02H00M00S" calcext:value-type="time">
            <text:p>02:00</text:p>
          </table:table-cell>
          <table:table-cell table:style-name="ce55"/>
          <table:table-cell table:style-name="ce49" table:formula="of:=MAX([.I$1:.I13])+[.G14]" office:value-type="time" office:time-value="PT03H00M00S" calcext:value-type="time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utomated tests</text:p>
          </table:table-cell>
          <table:table-cell table:style-name="ce37"/>
          <table:table-cell table:style-name="ce49" office:value-type="time" office:time-value="PT06H00M00S" calcext:value-type="time">
            <text:p>06:00</text:p>
          </table:table-cell>
          <table:table-cell table:style-name="ce55"/>
          <table:table-cell table:style-name="ce49" table:formula="of:=MAX([.I$1:.I34])+[.G35]" office:value-type="time" office:time-value="PT09H00M00S" calcext:value-type="time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tests</text:p>
          </table:table-cell>
          <table:table-cell table:style-name="ce37"/>
          <table:table-cell table:style-name="ce49" office:value-type="time" office:time-value="PT02H30M00S" calcext:value-type="time">
            <text:p>02:30</text:p>
          </table:table-cell>
          <table:table-cell table:style-name="ce55"/>
          <table:table-cell table:style-name="ce49" table:formula="of:=MAX([.I$1:.I64])+[.G65]" office:value-type="time" office:time-value="PT11H30M00S" calcext:value-type="time">
            <text:p>11:30</text:p>
          </table:table-cell>
          <table:table-cell table:style-name="ce55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 calcext:value-type="float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30M00S" calcext:value-type="time">
            <text:p>01:30</text:p>
          </table:table-cell>
          <table:table-cell table:style-name="ce47" table:formula="of:=['2. Preparation'.$J$3]" office:value-type="time" office:time-value="PT13H15M00S" calcext:value-type="time">
            <text:p>13:15</text:p>
          </table:table-cell>
          <table:table-cell table:style-name="ce53" table:formula="of:=MAX([.I4:.I65547])" office:value-type="time" office:time-value="PT14H45M00S" calcext:value-type="time">
            <text:p>14:4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coding style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3H25M00S" calcext:value-type="time">
            <text:p>13:25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6:.C$6]); &quot;.&quot;)" office:value-type="string" office:string-value="3.1.1." calcext:value-type="string">
            <text:p>3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ssembly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13])+[.G14]" office:value-type="time" office:time-value="PT13H35M00S" calcext:value-type="time">
            <text:p>13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utomated test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34])+[.G35]" office:value-type="time" office:time-value="PT14H35M00S" calcext:value-type="time">
            <text:p>14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and commit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4])+[.G65]" office:value-type="time" office:time-value="PT14H45M00S" calcext:value-type="time">
            <text:p>14:4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100 occurrences totally expected in ArgsHandler, Diagnostics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table:number-columns-repeated="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/>
          <table:table-cell table:style-name="ce34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Match case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No match whole word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/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272 occurrences totally expected in Diagnostics and Serializer, as well as many 'Test' assemblies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Re-Build YAT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3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3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3])+[.G24]" office:value-type="time" office:time-value="PT16H55M00S" calcext:value-type="time">
            <text:p>16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30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3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2])+[.G33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3]; COUNTA([.C$34:.C34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 calcext:value-type="float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iz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8])" office:value-type="time" office:time-value="PT02H10M00S" calcext:value-type="time">
            <text:p>02:10</text:p>
          </table:table-cell>
          <table:table-cell table:style-name="ce47" table:formula="of:=['7. Upload'.$J$3]" office:value-type="time" office:time-value="PT17H05M00S" calcext:value-type="time">
            <text:p>17:05</text:p>
          </table:table-cell>
          <table:table-cell table:style-name="ce53" table:formula="of:=MAX([.I4:.I65538])" office:value-type="time" office:time-value="PT18H55M00S" calcext:value-type="time">
            <text:p>18:5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7"/>
          <table:table-cell table:style-name="ce39"/>
          <table:table-cell table:style-name="ce37" office:value-type="string" calcext:value-type="string">
            <text:p>Submit new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7H20M00S" calcext:value-type="time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8.1.1." calcext:value-type="string">
            <text:p>8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8.1.2." calcext:value-type="string">
            <text:p>8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nd e-mail to the YAT mailing list (Attention: Mail delay up to 60 min !!!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5])+[.G16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4]); &quot;.&quot;)" office:value-type="string" office:string-value="8.2.6." calcext:value-type="string">
            <text:p>8.2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6]); &quot;.&quot;)" office:value-type="string" office:string-value="8.2.7." calcext:value-type="string">
            <text:p>8.2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9]); &quot;.&quot;)" office:value-type="string" office:string-value="8.2.9." calcext:value-type="string">
            <text:p>8.2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31])+[.G32]" office:value-type="time" office:time-value="PT17H40M00S" calcext:value-type="time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8.3.1." calcext:value-type="string">
            <text:p>8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2]; COUNTA([.C$33:.C34]); &quot;.&quot;)" office:value-type="string" office:string-value="8.3.2." calcext:value-type="string">
            <text:p>8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ecreate and verify working copy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35])+[.G36]" office:value-type="time" office:time-value="PT17H55M00S" calcext:value-type="time">
            <text:p>17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6]; COUNTA([.C$37:.C37]); &quot;.&quot;)" office:value-type="string" office:string-value="8.4.1." calcext:value-type="string">
            <text:p>8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8]); &quot;.&quot;)" office:value-type="string" office:string-value="8.4.2." calcext:value-type="string">
            <text:p>8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9]); &quot;.&quot;)" office:value-type="string" office:string-value="8.4.3." calcext:value-type="string">
            <text:p>8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0]); &quot;.&quot;)" office:value-type="string" office:string-value="8.4.4." calcext:value-type="string">
            <text:p>8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1]); &quot;.&quot;)" office:value-type="string" office:string-value="8.4.5." calcext:value-type="string">
            <text:p>8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2]); &quot;.&quot;)" office:value-type="string" office:string-value="8.4.6." calcext:value-type="string">
            <text:p>8.4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3]); &quot;.&quot;)" office:value-type="string" office:string-value="8.4.7." calcext:value-type="string">
            <text:p>8.4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4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5]); &quot;.&quot;)" office:value-type="string" office:string-value="8.4.9." calcext:value-type="string">
            <text:p>8.4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47]); &quot;.&quot;)" office:value-type="string" office:string-value="8.5." calcext:value-type="string">
            <text:p>8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rchive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6])+[.G47]" office:value-type="time" office:time-value="PT18H10M00S" calcext:value-type="time">
            <text:p>18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47]; COUNTA([.C$48:.C48]); &quot;.&quot;)" office:value-type="string" office:string-value="8.5.1." calcext:value-type="string">
            <text:p>8.5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47]; COUNTA([.C$48:.C50]); &quot;.&quot;)" office:value-type="string" office:string-value="8.5.2." calcext:value-type="string">
            <text:p>8.5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and verify working copy (wait for a few days in case of a severe issue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51])+[.G52]" office:value-type="time" office:time-value="PT18H25M00S" calcext:value-type="time">
            <text:p>18:25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2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5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67]); &quot;.&quot;)" office:value-type="string" office:string-value="8.6.10." calcext:value-type="string">
            <text:p>8.6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9]); &quot;.&quot;)" office:value-type="string" office:string-value="8.6.11." calcext:value-type="string">
            <text:p>8.6.1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71]); &quot;.&quot;)" office:value-type="string" office:string-value="8.7." calcext:value-type="string">
            <text:p>8.7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tatistic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66])+[.G71]" office:value-type="time" office:time-value="PT18H40M00S" calcext:value-type="time">
            <text:p>18:40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1]; COUNTA([.C$72:.C72]); &quot;.&quot;)" office:value-type="string" office:string-value="8.7.1." calcext:value-type="string">
            <text:p>8.7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73])+[.G74]" office:value-type="time" office:time-value="PT18H45M00S" calcext:value-type="time">
            <text:p>18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8.8.1." calcext:value-type="string">
            <text:p>8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/>
          <table:table-cell table:style-name="ce33" table:formula="of:=CONCATENATE([.A$3]; &quot;.&quot;; COUNTA([.B$5:.B77]); &quot;.&quot;)" office:value-type="string" office:string-value="8.9." calcext:value-type="string">
            <text:p>8.9.</text:p>
          </table:table-cell>
          <table:table-cell table:style-name="ce37"/>
          <table:table-cell table:style-name="ce39"/>
          <table:table-cell table:style-name="ce37" office:value-type="string" calcext:value-type="string">
            <text:p>Backup PC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70])+[.G77]" office:value-type="time" office:time-value="PT18H55M00S" calcext:value-type="time">
            <text:p>18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7]; COUNTA([.C$78:.C78]); &quot;.&quot;)" office:value-type="string" office:string-value="8.9.1." calcext:value-type="string">
            <text:p>8.9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77]; COUNTA([.C$78:.C79]); &quot;.&quot;)" office:value-type="string" office:string-value="8.9.2." calcext:value-type="string">
            <text:p>8.9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3:'0. Overview'.C3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 style:data-style-name="N2" text:time-value="10:50:18.4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0H45M52S</meta:editing-duration>
    <meta:editing-cycles>178</meta:editing-cycles>
    <meta:generator>LibreOffice/5.0.4.2$Windows_X86_64 LibreOffice_project/2b9802c1994aa0b7dc6079e128979269cf95bc78</meta:generator>
    <meta:initial-creator>Matthias Kläy</meta:initial-creator>
    <dc:date>2016-09-17T02:10:34.838000000</dc:date>
    <meta:print-date>2016-08-27T13:56:29.400000000</meta:print-date>
    <meta:document-statistic meta:table-count="9" meta:cell-count="993" meta:object-count="0"/>
  </office:meta>
</office:document-meta>
</file>